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Thumbnails/thumbnail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"/>
  <manifest:file-entry manifest:full-path="ObjectReplacements/Object 23" manifest:media-type="application/x-openoffice-gdimetafile;windows_formatname=&quot;GDIMetaFile&quot;"/>
  <manifest:file-entry manifest:full-path="ObjectReplacements/Object 47" manifest:media-type=""/>
  <manifest:file-entry manifest:full-path="ObjectReplacements/Object 45" manifest:media-type=""/>
  <manifest:file-entry manifest:full-path="ObjectReplacements/Object 1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9" manifest:media-type="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settings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meta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paragraph-rsid="00381270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200%"/>
      <style:text-properties fo:font-size="14pt" style:text-underline-style="none" fo:font-weight="normal" officeooo:rsid="0030f2f5" officeooo:paragraph-rsid="0030f2f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dcfe6" officeooo:paragraph-rsid="00381270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200%"/>
      <style:text-properties fo:font-size="14pt" style:text-underline-style="none" fo:font-weight="normal" officeooo:rsid="000dcfe6" officeooo:paragraph-rsid="000dcfe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/>
      <style:text-properties fo:font-size="14pt" style:text-underline-style="none" fo:font-weight="normal" officeooo:rsid="000e03fd" officeooo:paragraph-rsid="000e03f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dcfe6" officeooo:paragraph-rsid="000dcfe6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ed4de" officeooo:paragraph-rsid="000ed4de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200%"/>
      <style:text-properties fo:font-size="14pt" style:text-underline-style="none" fo:font-weight="normal" officeooo:rsid="00117f24" officeooo:paragraph-rsid="00117f2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200%"/>
      <style:text-properties fo:font-size="14pt" style:text-underline-style="none" fo:font-weight="normal" officeooo:rsid="00102b04" officeooo:paragraph-rsid="00117f2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200%"/>
      <style:text-properties fo:font-size="14pt" style:text-underline-style="none" fo:font-weight="normal" officeooo:rsid="000ed4de" officeooo:paragraph-rsid="00117f2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200%"/>
      <style:text-properties fo:font-size="14pt" style:text-underline-style="none" fo:font-weight="normal" officeooo:rsid="000f10bf" officeooo:paragraph-rsid="00117f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1c685" officeooo:paragraph-rsid="0011c68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line-height="200%"/>
      <style:text-properties fo:font-size="14pt" style:text-underline-style="none" fo:font-weight="normal" officeooo:rsid="0011c685" officeooo:paragraph-rsid="0011c68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200%"/>
      <style:text-properties fo:font-size="14pt" style:text-underline-style="none" fo:font-weight="normal" officeooo:rsid="001349fd" officeooo:paragraph-rsid="001349f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200%"/>
      <style:text-properties fo:font-size="14pt" style:text-underline-style="none" fo:font-weight="normal" officeooo:rsid="0014ac4b" officeooo:paragraph-rsid="0014ac4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/>
      <style:text-properties fo:font-size="14pt" style:text-underline-style="none" fo:font-weight="normal" officeooo:rsid="00191612" officeooo:paragraph-rsid="0019161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/>
      <style:text-properties fo:font-size="14pt" style:text-underline-style="none" fo:font-weight="normal" officeooo:rsid="0016155e" officeooo:paragraph-rsid="001615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200%"/>
      <style:text-properties fo:font-size="14pt" style:text-underline-style="none" fo:font-weight="normal" officeooo:rsid="00174f80" officeooo:paragraph-rsid="00174f8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a2950" officeooo:paragraph-rsid="001a295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line-height="200%"/>
      <style:text-properties fo:font-size="14pt" style:text-underline-style="none" fo:font-weight="normal" officeooo:rsid="001a2950" officeooo:paragraph-rsid="001a295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200%"/>
      <style:text-properties fo:font-size="14pt" style:text-underline-style="none" fo:font-weight="normal" officeooo:rsid="001a8573" officeooo:paragraph-rsid="001a857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200%"/>
      <style:text-properties fo:font-size="14pt" style:text-underline-style="none" fo:font-weight="normal" officeooo:rsid="003e5825" officeooo:paragraph-rsid="003e582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200%" style:writing-mode="lr-tb"/>
      <style:text-properties fo:font-size="24pt" style:text-underline-style="solid" style:text-underline-width="auto" style:text-underline-color="font-color" fo:font-weight="bold" officeooo:rsid="003c8dc2" officeooo:paragraph-rsid="003c8dc2" style:font-size-asian="21pt" style:font-weight-asian="bold" style:font-size-complex="24pt" style:font-weight-complex="bold"/>
    </style:style>
    <style:style style:name="P24" style:family="paragraph" style:parent-style-name="Standard">
      <style:paragraph-properties fo:line-height="200%" style:writing-mode="lr-tb"/>
      <style:text-properties fo:font-size="24pt" style:text-underline-style="none" fo:font-weight="normal" officeooo:rsid="003c8dc2" officeooo:paragraph-rsid="003c8dc2" style:font-size-asian="21pt" style:font-weight-asian="normal" style:font-size-complex="24pt" style:font-weight-complex="normal"/>
    </style:style>
    <style:style style:name="P25" style:family="paragraph" style:parent-style-name="Standard">
      <style:paragraph-properties fo:line-height="200%" style:writing-mode="lr-tb"/>
      <style:text-properties fo:font-size="14pt" style:text-underline-style="none" fo:font-weight="normal" officeooo:rsid="003c8dc2" officeooo:paragraph-rsid="003c8dc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2b8d3a" officeooo:paragraph-rsid="00484540" style:font-size-asian="21pt" style:font-weight-asian="bold" style:font-size-complex="24pt" style:font-weight-complex="bold"/>
    </style:style>
    <style:style style:name="P27" style:family="paragraph" style:parent-style-name="Standard">
      <style:paragraph-properties fo:line-height="200%"/>
      <style:text-properties fo:font-size="14pt" style:text-underline-style="none" fo:font-weight="normal" officeooo:rsid="002b8d3a" officeooo:paragraph-rsid="0048454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200%"/>
      <style:text-properties fo:font-size="14pt" style:text-underline-style="none" fo:font-weight="normal" officeooo:rsid="002d753d" officeooo:paragraph-rsid="0048454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200%"/>
      <style:text-properties fo:font-size="14pt" style:text-underline-style="none" fo:font-weight="normal" officeooo:rsid="002f3fec" officeooo:paragraph-rsid="0048454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200%"/>
      <style:text-properties fo:font-size="14pt" style:text-underline-style="none" fo:font-weight="normal" officeooo:rsid="0075e3bd" officeooo:paragraph-rsid="0075e3b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200%"/>
      <style:text-properties fo:font-size="14pt" style:text-underline-style="none" fo:font-weight="normal" officeooo:rsid="003285b1" officeooo:paragraph-rsid="0048454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e37d8" officeooo:paragraph-rsid="001e37d8" style:font-size-asian="21pt" style:font-weight-asian="bold" style:font-size-complex="24pt" style:font-weight-complex="bold"/>
    </style:style>
    <style:style style:name="P33" style:family="paragraph" style:parent-style-name="Standard">
      <style:paragraph-properties fo:line-height="200%"/>
      <style:text-properties fo:font-size="14pt" style:text-underline-style="none" fo:font-weight="normal" officeooo:rsid="001e37d8" officeooo:paragraph-rsid="001e37d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200%"/>
      <style:text-properties fo:font-size="14pt" style:text-underline-style="none" fo:font-weight="normal" officeooo:rsid="00381270" officeooo:paragraph-rsid="004475e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200%"/>
      <style:text-properties fo:font-size="14pt" style:text-underline-style="none" fo:font-weight="normal" officeooo:rsid="001f9749" officeooo:paragraph-rsid="001f974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200%"/>
      <style:text-properties fo:font-size="14pt" style:text-underline-style="none" fo:font-weight="normal" officeooo:rsid="003415fe" officeooo:paragraph-rsid="003415fe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200%"/>
      <style:text-properties fo:font-size="14pt" style:text-underline-style="none" fo:font-weight="normal" officeooo:rsid="0021ac45" officeooo:paragraph-rsid="0021ac4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200%"/>
      <style:text-properties fo:font-size="14pt" style:text-underline-style="none" fo:font-weight="normal" officeooo:rsid="00241a50" officeooo:paragraph-rsid="00241a5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200%"/>
      <style:text-properties fo:font-size="14pt" style:text-underline-style="none" fo:font-weight="normal" officeooo:rsid="00381270" officeooo:paragraph-rsid="0038127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4cfad0" officeooo:paragraph-rsid="004cfad0" style:font-size-asian="21pt" style:font-weight-asian="bold" style:font-size-complex="24pt" style:font-weight-complex="bold"/>
    </style:style>
    <style:style style:name="P41" style:family="paragraph" style:parent-style-name="Standard">
      <style:paragraph-properties fo:line-height="200%" style:writing-mode="lr-tb"/>
      <style:text-properties fo:font-size="14pt" style:text-underline-style="none" fo:font-weight="normal" officeooo:rsid="005d6bf2" officeooo:paragraph-rsid="00625ff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200%" style:writing-mode="lr-tb"/>
      <style:text-properties fo:font-size="14pt" style:text-underline-style="none" fo:font-weight="normal" officeooo:rsid="00666264" officeooo:paragraph-rsid="00666264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200%" style:writing-mode="lr-tb"/>
      <style:text-properties fo:font-size="14pt" style:text-underline-style="none" fo:font-weight="normal" officeooo:rsid="006815bd" officeooo:paragraph-rsid="006815b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625ff0" officeooo:paragraph-rsid="00625ff0" style:font-size-asian="21pt" style:font-weight-asian="bold" style:font-size-complex="24pt" style:font-weight-complex="bold"/>
    </style:style>
    <style:style style:name="P45" style:family="paragraph" style:parent-style-name="Standard">
      <style:paragraph-properties fo:line-height="200%" style:writing-mode="lr-tb"/>
      <style:text-properties fo:font-size="14pt" style:text-underline-style="none" fo:font-weight="normal" officeooo:rsid="004cfad0" officeooo:paragraph-rsid="004cfad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200%" style:writing-mode="lr-tb"/>
      <style:text-properties fo:font-size="14pt" style:text-underline-style="none" fo:font-weight="normal" officeooo:rsid="0050528a" officeooo:paragraph-rsid="0050528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200%" style:writing-mode="lr-tb"/>
      <style:text-properties fo:font-size="14pt" style:text-underline-style="none" fo:font-weight="normal" officeooo:rsid="006b2f07" officeooo:paragraph-rsid="006b2f0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200%" style:writing-mode="lr-tb"/>
      <style:text-properties fo:font-size="14pt" style:text-underline-style="none" fo:font-weight="normal" officeooo:rsid="00546654" officeooo:paragraph-rsid="00546654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200%" style:writing-mode="lr-tb"/>
      <style:text-properties fo:font-size="14pt" style:text-underline-style="none" fo:font-weight="normal" officeooo:rsid="005563ca" officeooo:paragraph-rsid="005563ca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officeooo:rsid="0030f2f5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officeooo:rsid="00117f24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officeooo:rsid="001c3c9e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officeooo:rsid="003285b1"/>
    </style:style>
    <style:style style:name="T8" style:family="text">
      <style:text-properties officeooo:rsid="004475e6"/>
    </style:style>
    <style:style style:name="T9" style:family="text">
      <style:text-properties officeooo:rsid="00404a76"/>
    </style:style>
    <style:style style:name="T10" style:family="text">
      <style:text-properties officeooo:rsid="0020c470"/>
    </style:style>
    <style:style style:name="T11" style:family="text">
      <style:text-properties officeooo:rsid="0039a89b"/>
    </style:style>
    <style:style style:name="T12" style:family="text">
      <style:text-properties officeooo:rsid="00625ff0"/>
    </style:style>
    <style:style style:name="T13" style:family="text">
      <style:text-properties officeooo:rsid="006900c9"/>
    </style:style>
    <style:style style:name="T14" style:family="text">
      <style:text-properties officeooo:rsid="004cfad0"/>
    </style:style>
    <style:style style:name="T15" style:family="text">
      <style:text-properties officeooo:rsid="006e1e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valence</text:p>
      <text:p text:style-name="P1"><text:span text:style-name="T1">Reflexive Property: </text:span><text:span text:style-name="T1"><draw:frame draw:style-name="fr1" draw:name="Object45" text:anchor-type="as-char" svg:y="-0.1528in" svg:width="1.0744in" svg:height="0.2016in" draw:z-index="1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">Transitive Property: <draw:frame draw:style-name="fr1" draw:name="Object46" text:anchor-type="as-char" svg:y="-0.1528in" svg:width="1.6252in" svg:height="0.2016in" draw:z-index="3"><draw:object xlink:href="./Object 46" xlink:type="simple" xlink:show="embed" xlink:actuate="onLoad"/><draw:image xlink:href="./ObjectReplacements/Object 46" xlink:type="simple" xlink:show="embed" xlink:actuate="onLoad"/></draw:frame></text:p>
      <text:p text:style-name="P3">Addition</text:p>
      <text:p text:style-name="P3"><text:span text:style-name="T2">Commutative Property: </text:span><text:span text:style-name="T2"><draw:frame draw:style-name="fr1" draw:name="Object2" text:anchor-type="as-char" svg:y="-0.0846in" svg:width="0.7307in" svg:height="0.1854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Associative Property: <draw:frame draw:style-name="fr1" draw:name="Object4" text:anchor-type="as-char" svg:y="-0.0866in" svg:width="1.3772in" svg:height="0.201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>Additive Identity Property: <draw:frame draw:style-name="fr1" draw:name="Object6" text:anchor-type="as-char" svg:y="-0.0846in" svg:width="0.5236in" svg:height="0.185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>Inverse Property: <draw:frame draw:style-name="fr1" draw:name="Object9" text:anchor-type="as-char" svg:y="-0.1528in" svg:width="0.7681in" svg:height="0.201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Multiplication</text:p>
      <text:p text:style-name="P4">Commutative Property: <draw:frame draw:style-name="fr1" draw:name="Object1" text:anchor-type="as-char" svg:y="-0.0846in" svg:width="0.6055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Associative Property: <draw:frame draw:style-name="fr1" draw:name="Object5" text:anchor-type="as-char" svg:y="-0.0866in" svg:width="1.1272in" svg:height="0.2016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4">Multiplicative Identity Property: <draw:frame draw:style-name="fr1" draw:name="Object7" text:anchor-type="as-char" svg:y="-0.0846in" svg:width="0.4563in" svg:height="0.1854in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5">Inverse Property: <draw:frame draw:style-name="fr1" draw:name="Object10" text:anchor-type="as-char" svg:y="-0.2445in" svg:width="0.8992in" svg:height="0.3953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Distributive Property: <draw:frame draw:style-name="fr1" draw:name="Object3" text:anchor-type="as-char" svg:y="-0.0866in" svg:width="1.1126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Zero Product Property: <draw:frame draw:style-name="fr1" draw:name="Object8" text:anchor-type="as-char" svg:y="-0.0846in" svg:width="0.4598in" svg:height="0.185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7">Exponents</text:p>
      <text:p text:style-name="P8">Exponential Identity Property: <draw:frame draw:style-name="fr1" draw:name="Object19" text:anchor-type="as-char" svg:y="-0.098in" svg:width="0.3693in" svg:height="0.209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Zero Power Property: <draw:frame draw:style-name="fr1" draw:name="Object16" text:anchor-type="as-char" svg:y="-0.098in" svg:width="0.7744in" svg:height="0.2091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>Power of One Property: <draw:frame draw:style-name="fr1" draw:name="Object20" text:anchor-type="as-char" svg:y="-0.098in" svg:width="0.361in" svg:height="0.2091in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ower of Zero Property: <draw:frame draw:style-name="fr1" draw:name="Object21" text:anchor-type="as-char" svg:y="-0.098in" svg:width="0.7783in" svg:height="0.2091in" draw:z-index="3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Product of Powers <text:span text:style-name="T3">Property</text:span>: <draw:frame draw:style-name="fr1" draw:name="Object11" text:anchor-type="as-char" svg:y="-0.098in" svg:width="0.7563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Quotient of Powers <text:span text:style-name="T3">Property</text:span>: <draw:frame draw:style-name="fr1" draw:name="Object12" text:anchor-type="as-char" svg:y="-0.152in" svg:width="1.0146in" svg:height="0.442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Power of a Power <text:span text:style-name="T3">Property</text:span>: <draw:frame draw:style-name="fr1" draw:name="Object13" text:anchor-type="as-char" svg:y="-0.098in" svg:width="0.6972in" svg:height="0.2217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Power of a Product <text:span text:style-name="T3">Property</text:span>: <draw:frame draw:style-name="fr1" draw:name="Object14" text:anchor-type="as-char" svg:y="-0.098in" svg:width="0.9283in" svg:height="0.2217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Power of a Quotient <text:span text:style-name="T3">Property</text:span>: <draw:frame draw:style-name="fr1" draw:name="Object15" text:anchor-type="as-char" svg:y="-0.2681in" svg:width="1.0783in" svg:height="0.4425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Negative Power Property: <draw:frame draw:style-name="fr1" draw:name="Object17" text:anchor-type="as-char" svg:y="-0.139in" svg:width="0.9528in" svg:height="0.4189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Fractional Power Property: <draw:frame draw:style-name="fr1" draw:name="Object18" text:anchor-type="as-char" svg:y="-0.1634in" svg:width="0.9626in" svg:height="0.3236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Roots</text:p>
      <text:p text:style-name="P13">Product of Roots Property: <draw:frame draw:style-name="fr1" draw:name="Object22" text:anchor-type="as-char" svg:y="-0.1807in" svg:width="2.1035in" svg:height="0.2165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4"><text:soft-page-break/>Quotient of Roots: <draw:frame draw:style-name="fr1" draw:name="Object23" text:anchor-type="as-char" svg:y="-0.2783in" svg:width="1.2201in" svg:height="0.46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Radical Identity Property: <draw:frame draw:style-name="fr1" draw:name="Object24" text:anchor-type="as-char" svg:y="-0.1098in" svg:width="0.889in" svg:height="0.229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">Logarithms</text:span></text:p>
      <text:p text:style-name="P16">Logarithmic Identity Propert<text:span text:style-name="T5">ies</text:span>: <draw:frame draw:style-name="fr1" draw:name="Object29" text:anchor-type="as-char" svg:y="-0.2307in" svg:width="0.6118in" svg:height="0.4283in" draw:z-index="37"><draw:object xlink:href="./Object 29" xlink:type="simple" xlink:show="embed" xlink:actuate="onLoad"/><draw:image xlink:href="./ObjectReplacements/Object 29" xlink:type="simple" xlink:show="embed" xlink:actuate="onLoad"/></draw:frame></text:p>
      <text:p text:style-name="P17">Product Property: <draw:frame draw:style-name="fr1" draw:name="Object25" text:anchor-type="as-char" svg:y="-0.1528in" svg:width="1.7063in" svg:height="0.2138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7">Quotient Property: <draw:frame draw:style-name="fr1" draw:name="Object26" text:anchor-type="as-char" svg:y="-0.2445in" svg:width="1.5008in" svg:height="0.3953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>Power Property: <draw:frame draw:style-name="fr1" draw:name="Object27" text:anchor-type="as-char" svg:y="-0.1728in" svg:width="1.1362in" svg:height="0.2339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>Base Change Property: <draw:frame draw:style-name="fr1" draw:name="Object28" text:anchor-type="as-char" svg:y="-0.2693in" svg:width="0.9457in" svg:height="0.4453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>Summation</text:p>
      <text:p text:style-name="P20">Constant Factorization: <draw:frame draw:style-name="fr1" draw:name="Object30" text:anchor-type="as-char" svg:y="-0.2819in" svg:width="1.0772in" svg:height="0.45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0">Sum or Difference of Sequences: <draw:frame draw:style-name="fr1" draw:name="Object31" text:anchor-type="as-char" svg:y="-0.2819in" svg:width="1.7846in" svg:height="0.45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Summation of a Constant: <draw:frame draw:style-name="fr1" draw:name="Object32" text:anchor-type="as-char" svg:y="-0.2819in" svg:width="0.6173in" svg:height="0.452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Index Shift: <draw:frame draw:style-name="fr1" draw:name="Object53" text:anchor-type="as-char" svg:y="-0.2819in" svg:width="1.1555in" svg:height="0.452in" draw:z-index="38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Products</text:p>
      <text:p text:style-name="P24"><text:span text:style-name="T6">Associative Property: </text:span><text:span text:style-name="T6"><draw:frame draw:style-name="fr1" draw:name="Object51" text:anchor-type="as-char" svg:y="-0.3071in" svg:width="1.8917in" svg:height="0.498in" draw:z-index="39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25">Commutative Property: <draw:frame draw:style-name="fr1" draw:name="Object52" text:anchor-type="as-char" svg:y="-0.3071in" svg:width="1.1047in" svg:height="0.498in" draw:z-index="40"><draw:object xlink:href="./Object 52" xlink:type="simple" xlink:show="embed" xlink:actuate="onLoad"/><draw:image xlink:href="./ObjectReplacements/Object 52" xlink:type="simple" xlink:show="embed" xlink:actuate="onLoad"/></draw:frame></text:p>
      <text:p text:style-name="P26">Limits<text:span text:style-name="T6"/></text:p>
      <text:p text:style-name="P27">Sum of Limits: <draw:frame draw:style-name="fr1" draw:name="Object38" text:anchor-type="as-char" svg:y="-0.1528in" svg:width="2.3366in" svg:height="0.3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>Difference of Limits: <draw:frame draw:style-name="fr1" draw:name="Object39" text:anchor-type="as-char" svg:y="-0.1528in" svg:width="2.3866in" svg:height="0.3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8">Product of Limits: <draw:frame draw:style-name="fr1" draw:name="Object40" text:anchor-type="as-char" svg:y="-0.1528in" svg:width="2.2134in" svg:height="0.3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8">Quotient of Limits: <draw:frame draw:style-name="fr1" draw:name="Object41" text:anchor-type="as-char" svg:y="-0.3591in" svg:width="2.2992in" svg:height="0.6244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9">Power of Limits: <draw:frame draw:style-name="fr1" draw:name="Object42" text:anchor-type="as-char" svg:y="-0.2874in" svg:width="2.0508in" svg:height="0.4382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0"><text:soft-page-break/>Composition of Limits: <draw:frame draw:style-name="fr1" draw:name="Object66" text:anchor-type="as-char" svg:y="-0.1528in" svg:width="1.8437in" svg:height="0.3in" draw:z-index="47"><draw:object xlink:href="./Object 66" xlink:type="simple" xlink:show="embed" xlink:actuate="onLoad"/><draw:image xlink:href="./ObjectReplacements/Object 66" xlink:type="simple" xlink:show="embed" xlink:actuate="onLoad"/></draw:frame></text:p>
      <text:p text:style-name="P29">Constant Multiple Rule: <draw:frame draw:style-name="fr1" draw:name="Object43" text:anchor-type="as-char" svg:y="-0.1528in" svg:width="1.7071in" svg:height="0.3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9">Constant <text:span text:style-name="T7">Rule</text:span>: <draw:frame draw:style-name="fr1" draw:name="Object44" text:anchor-type="as-char" svg:y="-0.1492in" svg:width="0.5898in" svg:height="0.2965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1">Identity Rule: <draw:frame draw:style-name="fr1" draw:name="Object47" text:anchor-type="as-char" svg:y="-0.1492in" svg:width="0.5862in" svg:height="0.2965in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2">Derivatives</text:p>
      <text:p text:style-name="P33">Power Rule: <draw:frame draw:style-name="fr1" draw:name="Object34" text:anchor-type="as-char" svg:y="-0.2445in" svg:width="0.8575in" svg:height="0.3953in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34"><text:span text:style-name="T8">Functional Power Rule</text:span><text:span text:style-name="T9">: </text:span><text:span text:style-name="T9"><draw:frame draw:style-name="fr1" draw:name="Object54" text:anchor-type="as-char" svg:y="-0.4854in" svg:width="3.0563in" svg:height="0.6835in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33">Sum <text:span text:style-name="T10">Rule</text:span>: <draw:frame draw:style-name="fr1" draw:name="Object33" text:anchor-type="as-char" svg:y="-0.2445in" svg:width="1.5244in" svg:height="0.3953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>Product <text:span text:style-name="T10">Rule: </text:span><text:span text:style-name="T10"><draw:frame draw:style-name="fr1" draw:name="Object35" text:anchor-type="as-char" svg:y="-0.2445in" svg:width="2.2028in" svg:height="0.3953in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5">General Leibniz <text:span text:style-name="T11">R</text:span>ule: <draw:frame draw:style-name="fr1" draw:name="Object50" text:anchor-type="as-char" svg:y="-0.2819in" svg:width="2.2126in" svg:height="0.4618in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36">Quotient Rule: <draw:frame draw:style-name="fr1" draw:name="Object48" text:anchor-type="as-char" svg:y="-0.4543in" svg:width="2.1598in" svg:height="0.6425in" draw:z-index="53"><draw:object xlink:href="./Object 48" xlink:type="simple" xlink:show="embed" xlink:actuate="onLoad"/><draw:image xlink:href="./ObjectReplacements/Object 48" xlink:type="simple" xlink:show="embed" xlink:actuate="onLoad"/></draw:frame></text:p>
      <text:p text:style-name="P37">Chain Rule: <draw:frame draw:style-name="fr1" draw:name="Object36" text:anchor-type="as-char" svg:y="-0.2445in" svg:width="1.4516in" svg:height="0.3953in" draw:z-index="58"><draw:object xlink:href="./Object 36" xlink:type="simple" xlink:show="embed" xlink:actuate="onLoad"/><draw:image xlink:href="./ObjectReplacements/Object 36" xlink:type="simple" xlink:show="embed" xlink:actuate="onLoad"/></draw:frame></text:p>
      <text:p text:style-name="P38">Exponential Derivatives: <draw:frame draw:style-name="fr1" draw:name="Object37" text:anchor-type="as-char" svg:y="-0.2445in" svg:width="1.4138in" svg:height="0.3953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9">Logarithmic Derivatives: <draw:frame draw:style-name="fr1" draw:name="Object49" text:anchor-type="as-char" svg:y="-0.2445in" svg:width="1.1398in" svg:height="0.3953in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40"><text:span text:style-name="T12">Definite </text:span>Integrals</text:p>
      <text:p text:style-name="P41">Sum <text:span text:style-name="T13">of Integrals</text:span>: <draw:frame draw:style-name="fr1" draw:name="Object60" text:anchor-type="as-char" svg:y="-0.2937in" svg:width="2.1937in" svg:height="0.4752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42">Identity Rule: <draw:frame draw:style-name="fr1" draw:name="Object62" text:anchor-type="as-char" svg:y="-0.2937in" svg:width="0.8839in" svg:height="0.4752in" draw:z-index="60"><draw:object xlink:href="./Object 62" xlink:type="simple" xlink:show="embed" xlink:actuate="onLoad"/><draw:image xlink:href="./ObjectReplacements/Object 62" xlink:type="simple" xlink:show="embed" xlink:actuate="onLoad"/></draw:frame></text:p>
      <text:p text:style-name="P43">Inverse Rule: <draw:frame draw:style-name="fr1" draw:name="Object63" text:anchor-type="as-char" svg:y="-0.2937in" svg:width="1.5646in" svg:height="0.475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44">Indefinite <text:span text:style-name="T14">Integrals</text:span></text:p>
      <text:p text:style-name="P45">Inverse Power Rule: <draw:frame draw:style-name="fr1" draw:name="Object55" text:anchor-type="as-char" svg:y="-0.2681in" svg:width="1.7228in" svg:height="0.4189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46">Sum Rule: <draw:frame draw:style-name="fr1" draw:name="Object56" text:anchor-type="as-char" svg:y="-0.1827in" svg:width="2.5374in" svg:height="0.2528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47"><text:span text:style-name="T15">Integration by Parts</text:span>: <draw:frame draw:style-name="fr1" draw:name="Object65" text:anchor-type="as-char" svg:y="-0.3508in" svg:width="3.1339in" svg:height="0.6555in" draw:z-index="62"><draw:object xlink:href="./Object 65" xlink:type="simple" xlink:show="embed" xlink:actuate="onLoad"/><draw:image xlink:href="./ObjectReplacements/Object 65" xlink:type="simple" xlink:show="embed" xlink:actuate="onLoad"/></draw:frame></text:p>
      <text:p text:style-name="P47"><text:soft-page-break/><text:span text:style-name="T15">Integration by Substitution</text:span>: <draw:frame draw:style-name="fr1" draw:name="Object59" text:anchor-type="as-char" svg:y="-0.2445in" svg:width="2.6575in" svg:height="0.3953in" draw:z-index="63"><draw:object xlink:href="./Object 59" xlink:type="simple" xlink:show="embed" xlink:actuate="onLoad"/><draw:image xlink:href="./ObjectReplacements/Object 59" xlink:type="simple" xlink:show="embed" xlink:actuate="onLoad"/></draw:frame></text:p>
      <text:p text:style-name="P48">Exponential Integrals: <draw:frame draw:style-name="fr1" draw:name="Object57" text:anchor-type="as-char" svg:y="-0.2681in" svg:width="1.2689in" svg:height="0.4346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49">Logarithmic Integrals: <draw:frame draw:style-name="fr1" draw:name="Object58" text:anchor-type="as-char" svg:y="-0.2445in" svg:width="2.0063in" svg:height="0.3953in" draw:z-index="57"><draw:object xlink:href="./Object 58" xlink:type="simple" xlink:show="embed" xlink:actuate="onLoad"/><draw:image xlink:href="./ObjectReplacements/Object 58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16T20:23:32.419798459</meta:creation-date>
    <dc:date>2025-10-29T16:30:13.863938428</dc:date>
    <meta:editing-duration>P3DT12H27M19S</meta:editing-duration>
    <meta:editing-cycles>99</meta:editing-cycles>
    <meta:generator>LibreOffice/25.8.2.2$Linux_X86_64 LibreOffice_project/d401f2107ccab8f924a8e2df40f573aab7605b6f</meta:generator>
    <meta:document-statistic meta:table-count="0" meta:image-count="0" meta:object-count="64" meta:page-count="4" meta:paragraph-count="76" meta:word-count="191" meta:character-count="1518" meta:non-whitespace-character-count="1340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row>
        <mi>b</mi>
        <mo stretchy="false">⋅</mo>
        <mi>a</mi>
      </mrow>
    </mrow>
    <annotation encoding="StarMath 5.0">a cdot b = b cdot a
</annotation>
  </semantics>
</math>
</file>

<file path=Object 10/content.xml><?xml version="1.0" encoding="utf-8"?>
<math xmlns="http://www.w3.org/1998/Math/MathML" display="block">
  <semantics>
    <mrow>
      <mrow>
        <mrow>
          <mi>a</mi>
          <mo stretchy="false">⋅</mo>
          <mfrac>
            <mn>1</mn>
            <mi>a</mi>
          </mfrac>
        </mrow>
        <mo stretchy="false">=</mo>
        <mn>1</mn>
      </mrow>
      <mi>;</mi>
      <mrow>
        <mi>a</mi>
        <mo stretchy="false">≠</mo>
        <mn>0</mn>
      </mrow>
    </mrow>
    <annotation encoding="StarMath 5.0">a cdot {1 over a} = 1; a &lt;&gt; 0</annotation>
  </semantics>
</math>
</file>

<file path=Object 11/content.xml><?xml version="1.0" encoding="utf-8"?>
<math xmlns="http://www.w3.org/1998/Math/MathML" display="block">
  <semantics>
    <mrow>
      <mrow>
        <msup>
          <mi>x</mi>
          <mi>a</mi>
        </msup>
        <mo stretchy="false">⋅</mo>
        <msup>
          <mi>x</mi>
          <mi>b</mi>
        </msup>
      </mrow>
      <mo stretchy="false">=</mo>
      <msup>
        <mi>x</mi>
        <mrow>
          <mi>a</mi>
          <mo stretchy="false">+</mo>
          <mi>b</mi>
        </mrow>
      </msup>
    </mrow>
    <annotation encoding="StarMath 5.0">x^a cdot x^b = x^{ a + b }</annotation>
  </semantics>
</math>
</file>

<file path=Object 12/content.xml><?xml version="1.0" encoding="utf-8"?>
<math xmlns="http://www.w3.org/1998/Math/MathML" display="block">
  <semantics>
    <mrow>
      <mrow>
        <mfrac>
          <msup>
            <mi>x</mi>
            <mi>a</mi>
          </msup>
          <msup>
            <mi>x</mi>
            <mi>b</mi>
          </msup>
        </mfrac>
        <mo stretchy="false">=</mo>
        <msup>
          <mi>x</mi>
          <mrow>
            <mi>a</mi>
            <mo stretchy="false">−</mo>
            <mi>b</mi>
          </mrow>
        </msup>
      </mrow>
      <mi>;</mi>
      <mrow>
        <mi>x</mi>
        <mo stretchy="false">≠</mo>
        <mn>0</mn>
      </mrow>
    </mrow>
    <annotation encoding="StarMath 5.0">{ x^a } over { x^b } = x^{ a - b }; x &lt;&gt; 0</annotation>
  </semantics>
</math>
</file>

<file path=Object 13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x</mi>
              <mi>a</mi>
            </msup>
          </mrow>
          <mo fence="true" form="postfix" stretchy="false">)</mo>
        </mrow>
        <mi>b</mi>
      </msup>
      <mo stretchy="false">=</mo>
      <msup>
        <mi>x</mi>
        <mrow>
          <mi>a</mi>
          <mo stretchy="false">⋅</mo>
          <mi>b</mi>
        </mrow>
      </msup>
    </mrow>
    <annotation encoding="StarMath 5.0">( x^a )^b = x^{ a cdot b }</annotation>
  </semantics>
</math>
</file>

<file path=Object 1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x</mi>
              <mo stretchy="false">⋅</mo>
              <mi>y</mi>
            </mrow>
          </mrow>
          <mo fence="true" form="postfix" stretchy="false">)</mo>
        </mrow>
        <mi>a</mi>
      </msup>
      <mo stretchy="false">=</mo>
      <mrow>
        <msup>
          <mi>x</mi>
          <mi>a</mi>
        </msup>
        <mo stretchy="false">⋅</mo>
        <msup>
          <mi>y</mi>
          <mi>a</mi>
        </msup>
      </mrow>
    </mrow>
    <annotation encoding="StarMath 5.0">( x cdot y )^a = x^a cdot y^a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frac>
                <mi>x</mi>
                <mi>y</mi>
              </mfrac>
            </mrow>
            <mo fence="true" form="postfix" stretchy="true">)</mo>
          </mrow>
          <mi>a</mi>
        </msup>
        <mo stretchy="false">=</mo>
        <mfrac>
          <msup>
            <mi>x</mi>
            <mi>a</mi>
          </msup>
          <msup>
            <mi>y</mi>
            <mi>a</mi>
          </msup>
        </mfrac>
      </mrow>
      <mi>;</mi>
      <mrow>
        <mi>y</mi>
        <mo stretchy="false">≠</mo>
        <mn>0</mn>
      </mrow>
    </mrow>
    <annotation encoding="StarMath 5.0">left( { x } over { y } right)^a = { x^a } over { y^a }; y &lt;&gt; 0</annotation>
  </semantics>
</math>
</file>

<file path=Object 16/content.xml><?xml version="1.0" encoding="utf-8"?>
<math xmlns="http://www.w3.org/1998/Math/MathML" display="block">
  <semantics>
    <mrow>
      <mrow>
        <msup>
          <mi>a</mi>
          <mn>0</mn>
        </msup>
        <mo stretchy="false">=</mo>
        <mn>1</mn>
      </mrow>
      <mi>;</mi>
      <mrow>
        <mi>a</mi>
        <mo stretchy="false">≠</mo>
        <mn>0</mn>
      </mrow>
    </mrow>
    <annotation encoding="StarMath 5.0">a^0 = 1; a &lt;&gt; 0</annotation>
  </semantics>
</math>
</file>

<file path=Object 17/content.xml><?xml version="1.0" encoding="utf-8"?>
<math xmlns="http://www.w3.org/1998/Math/MathML" display="block">
  <semantics>
    <mrow>
      <mrow>
        <msup>
          <mi>x</mi>
          <mrow>
            <mo stretchy="false">−</mo>
            <mi>a</mi>
          </mrow>
        </msup>
        <mo stretchy="false">=</mo>
        <mfrac>
          <mn>1</mn>
          <msup>
            <mi>x</mi>
            <mi>a</mi>
          </msup>
        </mfrac>
      </mrow>
      <mi>;</mi>
      <mrow>
        <mi>x</mi>
        <mo stretchy="false">≠</mo>
        <mn>0</mn>
      </mrow>
    </mrow>
    <annotation encoding="StarMath 5.0">x^{ -a } = { 1 } over { x^a }; x &lt;&gt; 0</annotation>
  </semantics>
</math>
</file>

<file path=Object 18/content.xml><?xml version="1.0" encoding="utf-8"?>
<math xmlns="http://www.w3.org/1998/Math/MathML" display="block">
  <semantics>
    <mrow>
      <mrow>
        <msup>
          <mi>x</mi>
          <mfrac>
            <mi>a</mi>
            <mi>b</mi>
          </mfrac>
        </msup>
        <mo stretchy="false">=</mo>
        <mroot>
          <msup>
            <mi>x</mi>
            <mi>a</mi>
          </msup>
          <mi>b</mi>
        </mroot>
      </mrow>
      <mi>;</mi>
      <mrow>
        <mi>b</mi>
        <mo stretchy="false">≠</mo>
        <mn>0</mn>
      </mrow>
    </mrow>
    <annotation encoding="StarMath 5.0">x^{ { a } over { b } } = nroot { b } { x^a }; b &lt;&gt; 0</annotation>
  </semantics>
</math>
</file>

<file path=Object 19/content.xml><?xml version="1.0" encoding="utf-8"?>
<math xmlns="http://www.w3.org/1998/Math/MathML" display="block">
  <semantics>
    <mrow>
      <msup>
        <mi>a</mi>
        <mn>1</mn>
      </msup>
      <mo stretchy="false">=</mo>
      <mi>a</mi>
    </mrow>
    <annotation encoding="StarMath 5.0">a^1 = a</annotation>
  </semantics>
</math>
</file>

<file path=Object 2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20/content.xml><?xml version="1.0" encoding="utf-8"?>
<math xmlns="http://www.w3.org/1998/Math/MathML" display="block">
  <semantics>
    <mrow>
      <msup>
        <mn>1</mn>
        <mi>a</mi>
      </msup>
      <mo stretchy="false">=</mo>
      <mn>1</mn>
    </mrow>
    <annotation encoding="StarMath 5.0">1^a = 1</annotation>
  </semantics>
</math>
</file>

<file path=Object 21/content.xml><?xml version="1.0" encoding="utf-8"?>
<math xmlns="http://www.w3.org/1998/Math/MathML" display="block">
  <semantics>
    <mrow>
      <mrow>
        <msup>
          <mn>0</mn>
          <mi>a</mi>
        </msup>
        <mo stretchy="false">=</mo>
        <mn>0</mn>
      </mrow>
      <mi>;</mi>
      <mrow>
        <mi>a</mi>
        <mo stretchy="false">≠</mo>
        <mn>0</mn>
      </mrow>
    </mrow>
    <annotation encoding="StarMath 5.0">0^a = 0; a &lt;&gt; 0</annotation>
  </semantics>
</math>
</file>

<file path=Object 22/content.xml><?xml version="1.0" encoding="utf-8"?>
<math xmlns="http://www.w3.org/1998/Math/MathML" display="block">
  <semantics>
    <mrow>
      <mrow>
        <mrow>
          <mroot>
            <mi>x</mi>
            <mi>a</mi>
          </mroot>
          <mo stretchy="false">⋅</mo>
          <mroot>
            <mi>y</mi>
            <mi>a</mi>
          </mroot>
        </mrow>
        <mo stretchy="false">=</mo>
        <mroot>
          <mrow>
            <mi>x</mi>
            <mo stretchy="false">⋅</mo>
            <mi>y</mi>
          </mrow>
          <mi>a</mi>
        </mroot>
      </mrow>
      <mi>;</mi>
      <mrow>
        <mi>a</mi>
        <mo stretchy="false">≠</mo>
        <mrow>
          <mn>0</mn>
          <mo stretchy="false">∧</mo>
          <mi>x</mi>
        </mrow>
      </mrow>
      <mi>,</mi>
      <mrow>
        <mi>y</mi>
        <mo stretchy="false">∈</mo>
        <msup>
          <mi mathvariant="normal">ℝ</mi>
          <mtext>+</mtext>
        </msup>
      </mrow>
    </mrow>
    <annotation encoding="StarMath 5.0">nroot { a } { x } cdot nroot { a } { y } = nroot { a } { x cdot y }; a &lt;&gt; 0 and x, y in setr ^ "+
</annotation>
  </semantics>
</math>
</file>

<file path=Object 23/content.xml><?xml version="1.0" encoding="utf-8"?>
<math xmlns="http://www.w3.org/1998/Math/MathML" display="block">
  <semantics>
    <mrow>
      <mrow>
        <mfrac>
          <mroot>
            <mi>x</mi>
            <mi>a</mi>
          </mroot>
          <mroot>
            <mi>y</mi>
            <mi>a</mi>
          </mroot>
        </mfrac>
        <mo stretchy="false">=</mo>
        <mroot>
          <mfrac>
            <mi>x</mi>
            <mi>y</mi>
          </mfrac>
          <mi>a</mi>
        </mroot>
      </mrow>
      <mi>;</mi>
      <mi>a</mi>
      <mi>,</mi>
      <mrow>
        <mi>y</mi>
        <mo stretchy="false">≠</mo>
        <mn>0</mn>
      </mrow>
    </mrow>
    <annotation encoding="StarMath 5.0">nroot { a } { x } over nroot { a } { y } = nroot { a } { { x } over { y } }; a, y &lt;&gt; 0</annotation>
  </semantics>
</math>
</file>

<file path=Object 24/content.xml><?xml version="1.0" encoding="utf-8"?>
<math xmlns="http://www.w3.org/1998/Math/MathML" display="block">
  <semantics>
    <mrow>
      <mrow>
        <mroot>
          <msup>
            <mi>x</mi>
            <mi>a</mi>
          </msup>
          <mi>a</mi>
        </mroot>
        <mo stretchy="false">=</mo>
        <mi>x</mi>
      </mrow>
      <mi>;</mi>
      <mrow>
        <mi>a</mi>
        <mo stretchy="false">≠</mo>
        <mn>0</mn>
      </mrow>
    </mrow>
    <annotation encoding="StarMath 5.0">nroot { a } { x^a } = x; a &lt;&gt; 0</annotation>
  </semantics>
</math>
</file>

<file path=Object 25/content.xml><?xml version="1.0" encoding="utf-8"?>
<math xmlns="http://www.w3.org/1998/Math/MathML" display="block">
  <semantics>
    <mrow>
      <msub>
        <mi>log</mi>
        <mi>a</mi>
      </msub>
      <mrow>
        <mrow>
          <mo fence="true" form="prefix" stretchy="false">(</mo>
          <mrow>
            <mrow>
              <mi>x</mi>
              <mo stretchy="false">⋅</mo>
              <mi>y</mi>
            </mrow>
          </mrow>
          <mo fence="true" form="postfix" stretchy="false">)</mo>
        </mrow>
        <mo stretchy="false">=</mo>
        <msub>
          <mi>log</mi>
          <mi>a</mi>
        </msub>
      </mrow>
      <mrow>
        <mi>x</mi>
        <mo stretchy="false">+</mo>
        <msub>
          <mi>log</mi>
          <mi>a</mi>
        </msub>
      </mrow>
      <mi>y</mi>
    </mrow>
    <annotation encoding="StarMath 5.0">log sub{ a } { ( x cdot y ) } = log sub{ a } { x } + log sub{ a } { y }</annotation>
  </semantics>
</math>
</file>

<file path=Object 26/content.xml><?xml version="1.0" encoding="utf-8"?>
<math xmlns="http://www.w3.org/1998/Math/MathML" display="block">
  <semantics>
    <mrow>
      <msub>
        <mi>log</mi>
        <mi>a</mi>
      </msub>
      <mrow>
        <mfrac>
          <mi>x</mi>
          <mi>y</mi>
        </mfrac>
        <mo stretchy="false">=</mo>
        <msub>
          <mi>log</mi>
          <mi>a</mi>
        </msub>
      </mrow>
      <mrow>
        <mi>x</mi>
        <mo stretchy="false">−</mo>
        <msub>
          <mi>log</mi>
          <mi>a</mi>
        </msub>
      </mrow>
      <mi>y</mi>
    </mrow>
    <annotation encoding="StarMath 5.0">log sub{ a } { x } over { y } = log sub{ a } { x } - log sub{ a } { y }</annotation>
  </semantics>
</math>
</file>

<file path=Object 27/content.xml><?xml version="1.0" encoding="utf-8"?>
<math xmlns="http://www.w3.org/1998/Math/MathML" display="block">
  <semantics>
    <mrow>
      <msub>
        <mi>log</mi>
        <mi>a</mi>
      </msub>
      <mrow>
        <msup>
          <mi>x</mi>
          <mi>y</mi>
        </msup>
        <mo stretchy="false">=</mo>
        <mrow>
          <mi>y</mi>
          <mo stretchy="false">⋅</mo>
          <msub>
            <mi>log</mi>
            <mi>a</mi>
          </msub>
        </mrow>
      </mrow>
      <mi>x</mi>
    </mrow>
    <annotation encoding="StarMath 5.0">log sub{ a } { x^y } = y cdot log sub{ a } { x }</annotation>
  </semantics>
</math>
</file>

<file path=Object 28/content.xml><?xml version="1.0" encoding="utf-8"?>
<math xmlns="http://www.w3.org/1998/Math/MathML" display="block">
  <semantics>
    <mrow>
      <msub>
        <mi>log</mi>
        <mi>a</mi>
      </msub>
      <mrow>
        <mi>x</mi>
        <mo stretchy="false">=</mo>
        <mfrac>
          <mrow>
            <msub>
              <mi>log</mi>
              <mi>n</mi>
            </msub>
            <mi>x</mi>
          </mrow>
          <mrow>
            <msub>
              <mi>log</mi>
              <mi>n</mi>
            </msub>
            <mi>a</mi>
          </mrow>
        </mfrac>
      </mrow>
    </mrow>
    <annotation encoding="StarMath 5.0">log sub{ a } { x } = { log sub{ n } { x } } over { log sub{ n } { a } }</annotation>
  </semantics>
</math>
</file>

<file path=Object 29/content.xml><?xml version="1.0" encoding="utf-8"?>
<math xmlns="http://www.w3.org/1998/Math/MathML" display="block">
  <semantics>
    <mtable>
      <mtr>
        <mtd>
          <mrow>
            <msub>
              <mi>log</mi>
              <mi>x</mi>
            </msub>
            <mrow>
              <mn>1</mn>
              <mo stretchy="false">=</mo>
              <mn>0</mn>
            </mrow>
          </mrow>
        </mtd>
      </mtr>
      <mtr>
        <mtd>
          <mrow>
            <msub>
              <mi>log</mi>
              <mi>x</mi>
            </msub>
            <mrow>
              <mi>x</mi>
              <mo stretchy="false">=</mo>
              <mn>1</mn>
            </mrow>
          </mrow>
        </mtd>
      </mtr>
    </mtable>
    <annotation encoding="StarMath 5.0">log sub{ x } { 1 } = 0
newline
log sub{ x } { x } = 1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  <mo stretchy="false">=</mo>
        <mrow>
          <mi mathvariant="italic">ab</mi>
          <mo stretchy="false">+</mo>
          <mi mathvariant="italic">ac</mi>
        </mrow>
      </mrow>
    </mrow>
    <annotation encoding="StarMath 5.0">a(b + c) = ab + ac</annotation>
  </semantics>
</math>
</file>

<file path=Object 3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i>c</mi>
            <msub>
              <mi>a</mi>
              <mi>k</mi>
            </msub>
          </mrow>
        </mrow>
        <mo stretchy="false">=</mo>
        <mi>c</mi>
      </mrow>
      <mrow>
        <munderover>
          <mo stretchy="false">∑</mo>
          <mrow>
            <mi>k</mi>
            <mo stretchy="false">=</mo>
            <mn>1</mn>
          </mrow>
          <mi>n</mi>
        </munderover>
        <msub>
          <mi>a</mi>
          <mi>k</mi>
        </msub>
      </mrow>
    </mrow>
    <annotation encoding="StarMath 5.0">sum from{ k = 1 } to{ n } { c a sub{ k } } = c sum from{ k = 1 } to{ n } { a sub{ k } }</annotation>
  </semantics>
</math>
</file>

<file path=Object 3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a</mi>
                <mi>k</mi>
              </msub>
              <mo stretchy="false">±</mo>
              <msub>
                <mi>b</mi>
                <mi>k</mi>
              </msub>
            </mrow>
          </mrow>
          <mo fence="true" form="postfix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k</mi>
          </msub>
        </mrow>
        <mo stretchy="false">±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b</mi>
            <mi>k</mi>
          </msub>
        </mrow>
      </mrow>
    </mrow>
    <annotation encoding="StarMath 5.0">sum from{ k = 1 } to{ n } { (a sub{ k } +- b sub{ k }) } = sum from{ k = 1 } to{ n } { a sub{ k } } +- sum from{ k = 1 } to{ n } { b sub { k }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i>c</mi>
      </mrow>
      <mo stretchy="false">=</mo>
      <mi mathvariant="italic">nc</mi>
    </mrow>
    <annotation encoding="StarMath 5.0">sum from{ k = 1 } to{ n } { c } = nc</annotation>
  </semantics>
</math>
</file>

<file path=Object 33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 mathvariant="italic">df</mi>
            <mi mathvariant="italic">dx</mi>
          </mfrac>
          <mo stretchy="false">+</mo>
          <mfrac>
            <mi mathvariant="italic">dg</mi>
            <mi mathvariant="italic">dx</mi>
          </mfrac>
        </mrow>
      </mrow>
    </mrow>
    <annotation encoding="StarMath 5.0">{ d } over { dx } ( f + g ) (x) = { df } over { dx } + { dg } over { dx }</annotation>
  </semantics>
</math>
</file>

<file path=Object 34/content.xml><?xml version="1.0" encoding="utf-8"?>
<math xmlns="http://www.w3.org/1998/Math/MathML" display="block">
  <semantics>
    <mrow>
      <mfrac>
        <mi>d</mi>
        <mi mathvariant="italic">dx</mi>
      </mfrac>
      <mrow>
        <msup>
          <mi>x</mi>
          <mi>n</mi>
        </msup>
        <mo stretchy="false">=</mo>
        <msup>
          <mi mathvariant="italic">nx</mi>
          <mrow>
            <mi>n</mi>
            <mo stretchy="false">−</mo>
            <mn>1</mn>
          </mrow>
        </msup>
      </mrow>
    </mrow>
    <annotation encoding="StarMath 5.0">{ d } over { dx } x^n = nx^{ n - 1 }</annotation>
  </semantics>
</math>
</file>

<file path=Object 35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⋅</mo>
          <mfrac>
            <mi mathvariant="italic">dg</mi>
            <mi mathvariant="italic">dx</mi>
          </mfrac>
        </mrow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frac>
          <mi mathvariant="italic">df</mi>
          <mi mathvariant="italic">dx</mi>
        </mfrac>
      </mrow>
    </mrow>
    <annotation encoding="StarMath 5.0">{ d } over { dx } ( f cdot g ) ( x ) = f(x) cdot { { dg } over { dx } } + g(x) cdot { { df } over { dx } }</annotation>
  </semantics>
</math>
</file>

<file path=Object 36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∘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 mathvariant="italic">df</mi>
            <mi mathvariant="italic">dg</mi>
          </mfrac>
          <mo stretchy="false">⋅</mo>
          <mfrac>
            <mi mathvariant="italic">dg</mi>
            <mi mathvariant="italic">dx</mi>
          </mfrac>
        </mrow>
      </mrow>
    </mrow>
    <annotation encoding="StarMath 5.0">{ d } over { dx } ( f circ g ) (x) = { df } over { dg } cdot { { dg } over { dx } }</annotation>
  </semantics>
</math>
</file>

<file path=Object 37/content.xml><?xml version="1.0" encoding="utf-8"?>
<math xmlns="http://www.w3.org/1998/Math/MathML" display="block">
  <semantics>
    <mrow>
      <mfrac>
        <mi>d</mi>
        <mi mathvariant="italic">dx</mi>
      </mfrac>
      <mrow>
        <msup>
          <mi>n</mi>
          <mi>x</mi>
        </msup>
        <mo stretchy="false">=</mo>
        <msup>
          <mi>n</mi>
          <mi>x</mi>
        </msup>
      </mrow>
      <mi>ln</mi>
      <mrow>
        <mo fence="true" form="prefix" stretchy="false">(</mo>
        <mrow>
          <mi>n</mi>
        </mrow>
        <mo fence="true" form="postfix" stretchy="false">)</mo>
      </mrow>
      <mi>;</mi>
      <mrow>
        <mi>n</mi>
        <mo stretchy="false">&gt;</mo>
        <mn>0</mn>
      </mrow>
    </mrow>
    <annotation encoding="StarMath 5.0">{ d } over { dx } n^x = n^x ln(n) ; n &gt; 0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i>x</mi>
      </mrow>
      <mo stretchy="false">=</mo>
      <mi>c</mi>
    </mrow>
    <annotation encoding="StarMath 5.0">lim from{ x toward c } { x } = c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+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+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+ g ) (x) } = lim from{ x toward c } { f(x) }  + lim from{ x toward c } { g(x) 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o stretchy="false">+</mo>
        <mi>c</mi>
      </mrow>
      <mo stretchy="false">=</mo>
      <mrow>
        <mi>a</mi>
        <mo stretchy="false">+</mo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</mrow>
    </mrow>
    <annotation encoding="StarMath 5.0">(a + b) + c = a + (b + c)</annotation>
  </semantics>
</math>
</file>

<file path=Object 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−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−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- g ) (x) } = lim from{ x toward c } { f(x) }  - lim from{ x toward c } { g(x) }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⋅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⋅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cdot g ) (x) } = lim from{ x toward c } { f(x) }  cdot lim from{ x toward c } { g(x) }</annotation>
  </semantics>
</math>
</file>

<file path=Object 4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frac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  <mo stretchy="false">=</mo>
        <mfrac>
          <mrow>
            <munder>
              <mi>lim</mi>
              <mrow>
                <mi>x</mi>
                <mo stretchy="false">→</mo>
                <mi>c</mi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row>
            <munder>
              <mi>lim</mi>
              <mrow>
                <mi>x</mi>
                <mo stretchy="false">→</mo>
                <mi>c</mi>
              </mrow>
            </munder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frac>
      </mrow>
      <mi>;</mi>
      <mrow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≠</mo>
        <mn>0</mn>
      </mrow>
    </mrow>
    <annotation encoding="StarMath 5.0">lim from{ x toward c } { { f(x) } over { g(x) } } = { lim from{ x toward c } { f(x) } } over { lim from{ x toward c } { g(x) } } ; lim from{ x toward c } { g(x) } &lt;&gt; 0</annotation>
  </semantics>
</math>
</file>

<file path=Object 43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frac>
                <mi>n</mi>
                <mi>d</mi>
              </mfrac>
            </msup>
          </mrow>
        </mrow>
        <mo stretchy="false">=</mo>
        <msup>
          <mrow>
            <mo fence="true" form="prefix" stretchy="false">(</mo>
            <mrow>
              <mrow>
                <munder>
                  <mi>lim</mi>
                  <mrow>
                    <mi>x</mi>
                    <mo stretchy="false">→</mo>
                    <mi>c</mi>
                  </mrow>
                </munder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  <mfrac>
            <mi>n</mi>
            <mi>d</mi>
          </mfrac>
        </msup>
      </mrow>
      <mi>;</mi>
      <mrow>
        <mfrac>
          <mi>n</mi>
          <mi>d</mi>
        </mfrac>
        <mo stretchy="false">∈</mo>
        <mi mathvariant="normal">ℝ</mi>
      </mrow>
    </mrow>
    <annotation encoding="StarMath 5.0">lim from { x toward c } { f(x) ^ { { n over d } } } = ( lim from { x toward c } { f(x) } ) ^ { n over d } ; { n over d } in setR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o fence="true" form="prefix" stretchy="false">(</mo>
          <mrow>
            <mrow>
              <mrow>
                <mi>k</mi>
                <mo stretchy="false">⋅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o stretchy="false">=</mo>
      <mrow>
        <mi>k</mi>
        <mo stretchy="false">⋅</mo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 { x toward c } { ( k cdot f(x) ) } = k cdot lim from { x toward c } { f(x) }</annotation>
  </semantics>
</math>
</file>

<file path=Object 45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=</mo>
            <mi>b</mi>
          </mrow>
        </mrow>
        <mo fence="true" form="postfix" stretchy="false">)</mo>
      </mrow>
      <mo stretchy="false">⇔</mo>
      <mrow>
        <mo fence="true" form="prefix" stretchy="false">(</mo>
        <mrow>
          <mrow>
            <mi>b</mi>
            <mo stretchy="false">=</mo>
            <mi>a</mi>
          </mrow>
        </mrow>
        <mo fence="true" form="postfix" stretchy="false">)</mo>
      </mrow>
    </mrow>
    <annotation encoding="StarMath 5.0">( a = b ) dlrarrow ( b = a )</annotation>
  </semantics>
</math>
</file>

<file path=Object 4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=</mo>
              <mi>b</mi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i>b</mi>
              <mo stretchy="false">=</mo>
              <mi>c</mi>
            </mrow>
          </mrow>
          <mo fence="true" form="postfix" stretchy="false">)</mo>
        </mrow>
      </mrow>
      <mo stretchy="false">⇒</mo>
      <mrow>
        <mo fence="true" form="prefix" stretchy="false">(</mo>
        <mrow>
          <mrow>
            <mi>a</mi>
            <mo stretchy="false">=</mo>
            <mi>c</mi>
          </mrow>
        </mrow>
        <mo fence="true" form="postfix" stretchy="false">)</mo>
      </mrow>
    </mrow>
    <annotation encoding="StarMath 5.0">( a = b ) and ( b = c ) drarrow ( a = c )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i>k</mi>
      </mrow>
      <mo stretchy="false">=</mo>
      <mi>k</mi>
    </mrow>
    <annotation encoding="StarMath 5.0">lim from{ x toward c } { k } = k</annotation>
  </semantics>
</math>
</file>

<file path=Object 4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(</mo>
          <mrow>
            <mfrac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  <mrow>
                <mi>g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</mrow>
          <mo fence="true" form="postfix" stretchy="true">)</mo>
        </mrow>
        <mo stretchy="false">=</mo>
        <mfrac>
          <mrow>
            <mi>g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⋅</mo>
                <mfrac>
                  <mi mathvariant="italic">df</mi>
                  <mi mathvariant="italic">dx</mi>
                </mfrac>
              </mrow>
              <mo stretchy="false">−</mo>
              <mi>f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frac>
                <mi mathvariant="italic">dg</mi>
                <mi mathvariant="italic">dx</mi>
              </mfrac>
            </mrow>
          </mrow>
          <mrow>
            <mi>g</mi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n>2</mn>
            </msup>
          </mrow>
        </mfrac>
      </mrow>
    </mrow>
    <annotation encoding="StarMath 5.0">{ d } over { dx } left( { f(x) } over { g(x) } right) = { g(x) cdot { { df } over { dx } } - f(x) cdot { { dg } over {dx } } } over { g(x)^2 }</annotation>
  </semantics>
</math>
</file>

<file path=Object 49/content.xml><?xml version="1.0" encoding="utf-8"?>
<math xmlns="http://www.w3.org/1998/Math/MathML" display="block">
  <semantics>
    <mrow>
      <mfrac>
        <mi>d</mi>
        <mi mathvariant="italic">dx</mi>
      </mfrac>
      <msub>
        <mi>log</mi>
        <mi>b</mi>
      </msub>
      <mrow>
        <mi>x</mi>
        <mo stretchy="false">=</mo>
        <mfrac>
          <mn>1</mn>
          <mrow>
            <mi>x</mi>
            <mi>ln</mi>
            <mi>b</mi>
          </mrow>
        </mfrac>
      </mrow>
    </mrow>
    <annotation encoding="StarMath 5.0">{ d } over { dx } log sub{ b } x = { 1 } over { x ln b }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⋅</mo>
              <mi>b</mi>
            </mrow>
          </mrow>
          <mo fence="true" form="postfix" stretchy="false">)</mo>
        </mrow>
        <mo stretchy="false">⋅</mo>
        <mi>c</mi>
      </mrow>
      <mo stretchy="false">=</mo>
      <mrow>
        <mi>a</mi>
        <mo stretchy="false">⋅</mo>
        <mrow>
          <mo fence="true" form="prefix" stretchy="false">(</mo>
          <mrow>
            <mrow>
              <mi>b</mi>
              <mo stretchy="false">⋅</mo>
              <mi>c</mi>
            </mrow>
          </mrow>
          <mo fence="true" form="postfix" stretchy="false">)</mo>
        </mrow>
      </mrow>
    </mrow>
    <annotation encoding="StarMath 5.0">(a cdot b) cdot c = a cdot (b cdot c)</annotation>
  </semantics>
</math>
</file>

<file path=Object 50/content.xml><?xml version="1.0" encoding="utf-8"?>
<math xmlns="http://www.w3.org/1998/Math/MathML" display="block">
  <semantics>
    <mrow>
      <mfrac>
        <msup>
          <mi>d</mi>
          <mi>n</mi>
        </msup>
        <msup>
          <mi mathvariant="italic">dx</mi>
          <mi>n</mi>
        </msup>
      </mfrac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row>
              <mo fence="true" form="prefix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k</mi>
                    </mtd>
                  </mtr>
                </mtable>
              </mrow>
              <mo fence="true" form="postfix" stretchy="true">)</mo>
            </mrow>
            <mrow>
              <mfrac>
                <mrow>
                  <msup>
                    <mi>d</mi>
                    <mrow>
                      <mi>n</mi>
                      <mo stretchy="false">−</mo>
                      <mi>k</mi>
                    </mrow>
                  </msup>
                  <mi>f</mi>
                </mrow>
                <msup>
                  <mi mathvariant="italic">dx</mi>
                  <mrow>
                    <mi>n</mi>
                    <mo stretchy="false">−</mo>
                    <mi>k</mi>
                  </mrow>
                </msup>
              </mfrac>
              <mo stretchy="false">⋅</mo>
              <mfrac>
                <mrow>
                  <msup>
                    <mi>d</mi>
                    <mi>k</mi>
                  </msup>
                  <mi>g</mi>
                </mrow>
                <msup>
                  <mi mathvariant="italic">dx</mi>
                  <mi>k</mi>
                </msup>
              </mfrac>
            </mrow>
          </mrow>
        </mrow>
      </mrow>
    </mrow>
    <annotation encoding="StarMath 5.0">{ d^n } over { dx^n } ( f cdot g ) ( x ) = sum from{ k = 0 } to{ n } { left( stack{ n # k } right) { { d^{ n - k } f } over { dx^{ n - k } } } cdot { { d^k g } over { dx^k } } }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∏</mo>
            <mrow>
              <mi>k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a</mi>
                  <mi>k</mi>
                </msub>
                <mo stretchy="false">⋅</mo>
                <msub>
                  <mi>b</mi>
                  <mi>k</mi>
                </msub>
              </mrow>
            </mrow>
            <mo fence="true" form="postfix" stretchy="false">)</mo>
          </mrow>
        </mrow>
        <mo stretchy="false">=</mo>
        <mrow>
          <mo fence="true" form="prefix" stretchy="tru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b>
                <mi>a</mi>
                <mi>k</mi>
              </msub>
            </mrow>
          </mrow>
          <mo fence="true" form="postfix" stretchy="true">)</mo>
        </mrow>
      </mrow>
      <mrow>
        <mo fence="true" form="prefix" stretchy="true">(</mo>
        <mrow>
          <mrow>
            <munderover>
              <mo stretchy="false">∏</mo>
              <mrow>
                <mi>k</mi>
                <mo stretchy="false">=</mo>
                <mn>1</mn>
              </mrow>
              <mi>n</mi>
            </munderover>
            <msub>
              <mi>b</mi>
              <mi>k</mi>
            </msub>
          </mrow>
        </mrow>
        <mo fence="true" form="postfix" stretchy="true">)</mo>
      </mrow>
    </mrow>
    <annotation encoding="StarMath 5.0">prod from{ k = 1 } to{ n } { ( a sub{ k } cdot b sub{ k } ) } = left( prod from{ k = 1 } to{ n } { a sub{ k } } right) left( prod from{ k = 1 } to{ n } { b sub{ k } } right)</annotation>
  </semantics>
</math>
</file>

<file path=Object 52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b>
                <mi>a</mi>
                <mi>k</mi>
              </msub>
            </mrow>
          </mrow>
          <mo fence="true" form="postfix" stretchy="true">)</mo>
        </mrow>
        <mi>x</mi>
      </msup>
      <mo stretchy="false">=</mo>
      <mrow>
        <munderover>
          <mo stretchy="false">∏</mo>
          <mrow>
            <mi>k</mi>
            <mo stretchy="false">=</mo>
            <mn>1</mn>
          </mrow>
          <mi>n</mi>
        </munderover>
        <msubsup>
          <mi>a</mi>
          <mi>k</mi>
          <mi>x</mi>
        </msubsup>
      </mrow>
    </mrow>
    <annotation encoding="StarMath 5.0">left( prod from{ k = 1 } to{ n } { a sub{ k } } right) ^ x = prod from{ k = 1 } to{ n } { a^x sub{ k } }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i>a</mi>
          <mi>k</mi>
        </msub>
      </mrow>
      <mo stretchy="false">=</mo>
      <mrow>
        <munderover>
          <mo stretchy="false">∑</mo>
          <mrow>
            <mi>k</mi>
            <mo stretchy="false">=</mo>
            <mrow>
              <mn>1</mn>
              <mo stretchy="false">+</mo>
              <mi>p</mi>
            </mrow>
          </mrow>
          <mrow>
            <mi>n</mi>
            <mo stretchy="false">+</mo>
            <mi>p</mi>
          </mrow>
        </munderover>
        <msub>
          <mi>a</mi>
          <mrow>
            <mi>k</mi>
            <mo stretchy="false">−</mo>
            <mi>p</mi>
          </mrow>
        </msub>
      </mrow>
    </mrow>
    <annotation encoding="StarMath 5.0">sum from{ k = 1 } to{ n } { a sub{ k } } = sum from{ k = 1 + p } to{ n + p } { a sub{ k - p } }</annotation>
  </semantics>
</math>
</file>

<file path=Object 5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(</mo>
          <mrow>
            <mrow>
              <mi>f</mi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sup>
            </mrow>
          </mrow>
          <mo fence="true" form="postfix" stretchy="true">)</mo>
        </mrow>
        <mo stretchy="false">=</mo>
        <mi>f</mi>
      </mrow>
      <msup>
        <mrow>
          <mo fence="true" form="prefix" stretchy="false">(</mo>
          <mrow>
            <mi>x</mi>
          </mrow>
          <mo fence="true" form="postfix" stretchy="false">)</mo>
        </mrow>
        <mrow>
          <mi>g</mi>
          <mrow>
            <mo fence="true" form="prefix" stretchy="false">(</mo>
            <mrow>
              <mi>x</mi>
            </mrow>
            <mo fence="true" form="postfix" stretchy="false">)</mo>
          </mrow>
        </mrow>
      </msup>
      <mrow>
        <mo fence="true" form="prefix" stretchy="true">(</mo>
        <mrow>
          <mrow>
            <mrow>
              <mfrac>
                <mrow>
                  <mrow>
                    <mi>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o stretchy="false">⋅</mo>
                  <mfrac>
                    <mi mathvariant="italic">df</mi>
                    <mi mathvariant="italic">dx</mi>
                  </mfrac>
                </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  <mo stretchy="false">+</mo>
              <mrow>
                <mfrac>
                  <mi mathvariant="italic">dg</mi>
                  <mi mathvariant="italic">dx</mi>
                </mfrac>
                <mo stretchy="false">⋅</mo>
                <mi>ln</mi>
              </mrow>
            </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{ d } over { dx } left( f(x) ^{ g(x) } right) = f(x)^{ g(x) } left( { { g(x) } cdot { { df } over { dx } } } over { f(x) } + { dg } over { dx } cdot ln f(x) right)</annotation>
  </semantics>
</math>
</file>

<file path=Object 55/content.xml><?xml version="1.0" encoding="utf-8"?>
<math xmlns="http://www.w3.org/1998/Math/MathML" display="block">
  <semantics>
    <mrow>
      <mrow>
        <mo stretchy="false">∫</mo>
        <msup>
          <mi>x</mi>
          <mi>n</mi>
        </msup>
      </mrow>
      <mrow>
        <mi mathvariant="italic">dx</mi>
        <mo stretchy="false">=</mo>
        <mrow>
          <mfrac>
            <msup>
              <mi>x</mi>
              <mrow>
                <mi>n</mi>
                <mo stretchy="false">+</mo>
                <mn>1</mn>
              </mrow>
            </msup>
            <mrow>
              <mi>n</mi>
              <mo stretchy="false">+</mo>
              <mn>1</mn>
            </mrow>
          </mfrac>
          <mo stretchy="false">+</mo>
          <mi>C</mi>
        </mrow>
      </mrow>
      <mi>;</mi>
      <mrow>
        <mi>n</mi>
        <mo stretchy="false">≠</mo>
        <mrow>
          <mo stretchy="false">−</mo>
          <mn>1</mn>
        </mrow>
      </mrow>
    </mrow>
    <annotation encoding="StarMath 5.0">int{ x^n } dx = { x^{ n + 1 } } over { n + 1 } + C ; n &lt;&gt; -1</annotation>
  </semantics>
</math>
</file>

<file path=Object 56/content.xml><?xml version="1.0" encoding="utf-8"?>
<math xmlns="http://www.w3.org/1998/Math/MathML" display="block">
  <semantics>
    <mrow>
      <mrow>
        <mo stretchy="false">∫</mo>
        <mrow>
          <mrow>
            <mo fence="true" form="prefix" stretchy="false">(</mo>
            <mrow>
              <mrow>
                <mi>f</mi>
                <mo stretchy="false">+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row>
        <mi mathvariant="italic">dx</mi>
        <mo stretchy="false">=</mo>
        <mrow>
          <mo stretchy="false">∫</mo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  <mrow>
        <mi mathvariant="italic">dx</mi>
        <mo stretchy="false">+</mo>
        <mrow>
          <mo stretchy="false">∫</mo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  <mi mathvariant="italic">dx</mi>
    </mrow>
    <annotation encoding="StarMath 5.0">int{ (f + g )( x ) } dx = int{ f(x) } dx + int{ g(x) } dx</annotation>
  </semantics>
</math>
</file>

<file path=Object 57/content.xml><?xml version="1.0" encoding="utf-8"?>
<math xmlns="http://www.w3.org/1998/Math/MathML" display="block">
  <semantics>
    <mrow>
      <mrow>
        <mo stretchy="false">∫</mo>
        <msup>
          <mi>n</mi>
          <mi>x</mi>
        </msup>
      </mrow>
      <mrow>
        <mi mathvariant="italic">dx</mi>
        <mo stretchy="false">=</mo>
        <mrow>
          <mfrac>
            <msup>
              <mi>n</mi>
              <mi>x</mi>
            </msup>
            <mrow>
              <mi>ln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frac>
          <mo stretchy="false">+</mo>
          <mi>C</mi>
        </mrow>
      </mrow>
    </mrow>
    <annotation encoding="StarMath 5.0">int{ n^x } dx = { n^x } over { ln ( n ) } + C</annotation>
  </semantics>
</math>
</file>

<file path=Object 58/content.xml><?xml version="1.0" encoding="utf-8"?>
<math xmlns="http://www.w3.org/1998/Math/MathML" display="block">
  <semantics>
    <mrow>
      <mrow>
        <mo stretchy="false">∫</mo>
        <mrow>
          <msub>
            <mi>log</mi>
            <mi>b</mi>
          </msub>
          <mi>x</mi>
        </mrow>
      </mrow>
      <mrow>
        <mi mathvariant="italic">dx</mi>
        <mo stretchy="false">=</mo>
        <mfrac>
          <mi>x</mi>
          <mrow>
            <mi>ln</mi>
            <mi>b</mi>
          </mrow>
        </mfrac>
      </mrow>
      <mrow>
        <mrow>
          <mo fence="true" form="prefix" stretchy="false">(</mo>
          <mrow>
            <mrow>
              <mi>ln</mi>
              <mrow>
                <mi>x</mi>
                <mo stretchy="false">−</mo>
                <mn>1</mn>
              </mrow>
            </mrow>
          </mrow>
          <mo fence="true" form="postfix" stretchy="false">)</mo>
        </mrow>
        <mo stretchy="false">+</mo>
        <mi>C</mi>
      </mrow>
    </mrow>
    <annotation encoding="StarMath 5.0">int{ log sub{ b } x } dx = { x } over { ln b } ( ln x - 1 ) + C</annotation>
  </semantics>
</math>
</file>

<file path=Object 59/content.xml><?xml version="1.0" encoding="utf-8"?>
<math xmlns="http://www.w3.org/1998/Math/MathML" display="block">
  <semantics>
    <mrow>
      <mrow>
        <mo stretchy="false">∫</mo>
        <mrow>
          <mrow>
            <mfrac>
              <mi mathvariant="italic">dg</mi>
              <mi mathvariant="italic">dx</mi>
            </mfrac>
            <mo stretchy="false">⋅</mo>
            <mrow>
              <mo fence="true" form="prefix" stretchy="false">(</mo>
              <mrow>
                <mrow>
                  <mi>f</mi>
                  <mo stretchy="false">∘</mo>
                  <mi>g</mi>
                </mrow>
              </mrow>
              <mo fence="true" form="postfix" stretchy="false">)</mo>
            </mrow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row>
        <mi mathvariant="italic">dx</mi>
        <mo stretchy="false">=</mo>
        <mrow>
          <mo stretchy="false">∫</mo>
          <mrow>
            <mi>f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</mrow>
      <mi mathvariant="italic">du</mi>
      <mi>;</mi>
      <mrow>
        <mi>u</mi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int{ { dg } over { dx } cdot ( f circ g )( x ) } dx = int{ f( u ) } du ; u = g( x )</annotation>
  </semantics>
</math>
</file>

<file path=Object 6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i>a</mi>
    </mrow>
    <annotation encoding="StarMath 5.0">a + 0 = a</annotation>
  </semantics>
</math>
</file>

<file path=Object 60/content.xml><?xml version="1.0" encoding="utf-8"?>
<math xmlns="http://www.w3.org/1998/Math/MathML" display="block">
  <semantics>
    <mrow>
      <mrow>
        <munderover>
          <mo stretchy="false">∫</mo>
          <mi>a</mi>
          <mi>c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row>
        <mrow>
          <munderover>
            <mo stretchy="false">∫</mo>
            <mi>a</mi>
            <mi>b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i>b</mi>
            <mi>c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</mrow>
    </mrow>
    <annotation encoding="StarMath 5.0">int from{ a } to{ c } { f( x ) dx } = int from{ a } to{ b } { f( x ) dx } + int from{ b } to{ c } { f( x ) dx }</annotation>
  </semantics>
</math>
</file>

<file path=Object 62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n>0</mn>
    </mrow>
    <annotation encoding="StarMath 5.0">int from{ a } to{ a } { f( x ) dx } = 0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row>
        <mo stretchy="false">−</mo>
        <mrow>
          <munderover>
            <mo stretchy="false">∫</mo>
            <mi>b</mi>
            <mi>a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</mrow>
    </mrow>
    <annotation encoding="StarMath 5.0">int from{ a } to{ b } { f( x ) dx } = - int from{ b } to{ a } { f( x ) dx 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row>
                  <mo fence="true" form="prefix" stretchy="false">(</mo>
                  <mrow>
                    <mrow>
                      <mi>f</mi>
                      <mo stretchy="false">⋅</mo>
                      <mi>g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row>
              <mi mathvariant="italic">dx</mi>
              <mo stretchy="false">=</mo>
              <mi>f</mi>
            </mrow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⋅</mo>
                <mrow>
                  <mo stretchy="false">∫</mo>
                  <mrow>
                    <mi>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 mathvariant="italic">dx</mi>
                  </mrow>
                </mrow>
              </mrow>
              <mo stretchy="false">−</mo>
              <mrow>
                <mo stretchy="false">∫</mo>
                <mrow>
                  <mi>g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frac>
                      <mi mathvariant="italic">df</mi>
                      <mi mathvariant="italic">dx</mi>
                    </mfrac>
                  </mrow>
                </mrow>
              </mrow>
            </mrow>
            <mi mathvariant="italic">dx</mi>
          </mrow>
        </mtd>
      </mtr>
      <mtr>
        <mtd>
          <mrow>
            <mrow>
              <mo stretchy="false">∫</mo>
              <mrow>
                <mi>u</mi>
                <mi mathvariant="italic">dv</mi>
              </mrow>
            </mrow>
            <mo stretchy="false">=</mo>
            <mrow>
              <mrow>
                <mi>u</mi>
                <mo stretchy="false">⋅</mo>
                <mi>v</mi>
              </mrow>
              <mo stretchy="false">−</mo>
              <mrow>
                <mo stretchy="false">∫</mo>
                <mrow>
                  <mi>v</mi>
                  <mi mathvariant="italic">du</mi>
                </mrow>
              </mrow>
            </mrow>
          </mrow>
        </mtd>
      </mtr>
    </mtable>
    <annotation encoding="StarMath 5.0">int{ (f cdot g)( x ) } dx = f( x ) cdot int{ g( x ) dx } - int{ g( x ) cdot { { df } over { dx } } } dx
newline
int{ u dv } = u cdot v - int{ v du }</annotation>
  </semantics>
</math>
</file>

<file path=Object 6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row>
            <mrow>
              <mo fence="true" form="prefix" stretchy="false">(</mo>
              <mrow>
                <mrow>
                  <mi>f</mi>
                  <mo stretchy="false">∘</mo>
                  <mi>g</mi>
                </mrow>
              </mrow>
              <mo fence="true" form="postfix" stretchy="false">)</mo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=</mo>
        <mi>f</mi>
      </mrow>
      <mrow>
        <mo fence="true" form="prefix" stretchy="false">(</mo>
        <mrow>
          <mrow>
            <munder>
              <mi>lim</mi>
              <mrow>
                <mi>x</mi>
                <mo stretchy="false">→</mo>
                <mi>c</mi>
              </mrow>
            </munder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)</mo>
      </mrow>
    </mrow>
    <annotation encoding="StarMath 5.0">lim from{ x toward c } { ( f circ g ) ( x ) } = f( lim from{ x toward c } { g( x ) } )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n>1</mn>
      </mrow>
      <mo stretchy="false">=</mo>
      <mi>a</mi>
    </mrow>
    <annotation encoding="StarMath 5.0">a cdot 1 = a</annotation>
  </semantics>
</math>
</file>

<file path=Object 8/content.xml><?xml version="1.0" encoding="utf-8"?>
<math xmlns="http://www.w3.org/1998/Math/MathML" display="block">
  <semantics>
    <mrow>
      <mrow>
        <mi>a</mi>
        <mo stretchy="false">⋅</mo>
        <mn>0</mn>
      </mrow>
      <mo stretchy="false">=</mo>
      <mn>0</mn>
    </mrow>
    <annotation encoding="StarMath 5.0">a cdot 0 = 0</annotation>
  </semantics>
</math>
</file>

<file path=Object 9/content.xml><?xml version="1.0" encoding="utf-8"?>
<math xmlns="http://www.w3.org/1998/Math/MathML" display="block">
  <semantics>
    <mrow>
      <mrow>
        <mi>a</mi>
        <mo stretchy="false">+</mo>
        <mrow>
          <mo fence="true" form="prefix" stretchy="false">(</mo>
          <mrow>
            <mrow>
              <mo stretchy="false">−</mo>
              <mi>a</mi>
            </mrow>
          </mrow>
          <mo fence="true" form="postfix" stretchy="false">)</mo>
        </mrow>
      </mrow>
      <mo stretchy="false">=</mo>
      <mn>0</mn>
    </mrow>
    <annotation encoding="StarMath 5.0">a + (-a) = 0</annotation>
  </semantics>
</math>
</file>